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21.64mm"/>
    </style:style>
    <style:style style:name="co6" style:family="table-column">
      <style:table-column-properties fo:break-before="auto" style:column-width="40.27mm"/>
    </style:style>
    <style:style style:name="co7" style:family="table-column">
      <style:table-column-properties fo:break-before="auto" style:column-width="21.31mm"/>
    </style:style>
    <style:style style:name="co8" style:family="table-column">
      <style:table-column-properties fo:break-before="auto" style:column-width="19.97mm"/>
    </style:style>
    <style:style style:name="co9" style:family="table-column">
      <style:table-column-properties fo:break-before="auto" style:column-width="47.5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avePcap_5f_BigDat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1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8" style:family="table-cell" style:parent-style-name="Default">
      <style:table-cell-properties fo:background-color="#20386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5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53" style:family="table-cell" style:parent-style-name="Default">
      <style:table-cell-properties fo:border-bottom="none" fo:background-color="#20386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55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5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57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59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60" style:family="table-cell" style:parent-style-name="Default">
      <style:table-cell-properties fo:background-color="#203864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vePcap_Big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6" table:number-rows-spanned="1">
            <text:p>Test Suite</text:p>
          </table:table-cell>
          <table:covered-table-cell table:number-columns-repeated="5" table:style-name="ce48"/>
          <table:table-cell table:number-columns-repeated="1018"/>
        </table:table-row>
        <table:table-row table:style-name="ro1">
          <table:table-cell table:style-name="ce42" office:value-type="string" calcext:value-type="string">
            <text:p>File name</text:p>
          </table:table-cell>
          <table:table-cell table:style-name="ce49" office:value-type="string" calcext:value-type="string">
            <text:p>PCAP size (Bytes)</text:p>
          </table:table-cell>
          <table:table-cell table:style-name="ce42" office:value-type="string" calcext:value-type="string">
            <text:p>Count</text:p>
          </table:table-cell>
          <table:table-cell table:style-name="ce53" office:value-type="string" calcext:value-type="string">
            <text:p>AVG packet size</text:p>
          </table:table-cell>
          <table:table-cell table:style-name="ce57" office:value-type="string" calcext:value-type="string">
            <text:p>Time (s)</text:p>
          </table:table-cell>
          <table:table-cell table:style-name="ce57" office:value-type="string" calcext:value-type="string">
            <text:p>Packet/s</text:p>
          </table:table-cell>
          <table:table-cell table:number-columns-repeated="5"/>
          <table:table-cell table:style-name="ce57" office:value-type="string" calcext:value-type="string">
            <text:p>AVG packet size (B)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00000_20150420134956.cap</text:p>
          </table:table-cell>
          <table:table-cell table:style-name="ce50" office:value-type="float" office:value="97661950" calcext:value-type="float">
            <text:p>97 661 950</text:p>
          </table:table-cell>
          <table:table-cell table:style-name="ce50" office:value-type="float" office:value="500000" calcext:value-type="float">
            <text:p>500 000</text:p>
          </table:table-cell>
          <table:table-cell table:style-name="ce54" table:formula="of:=[.B5]/[.C5]" office:value-type="float" office:value="195.3239" calcext:value-type="float">
            <text:p>195,32</text:p>
          </table:table-cell>
          <table:table-cell table:style-name="ce46" office:value-type="float" office:value="53" calcext:value-type="float">
            <text:p>53</text:p>
          </table:table-cell>
          <table:table-cell table:style-name="ce46" table:formula="of:=[.C5]/[.E5]" office:value-type="float" office:value="9433.96226415094" calcext:value-type="float">
            <text:p>9433,96226415094</text:p>
          </table:table-cell>
          <table:table-cell table:number-columns-repeated="5"/>
          <table:table-cell table:style-name="ce58" table:formula="of:=AVERAGEA([.D5:.D106])" office:value-type="float" office:value="219.958743847375" calcext:value-type="float">
            <text:p>219,96</text:p>
          </table:table-cell>
          <table:table-cell table:number-columns-repeated="1012"/>
        </table:table-row>
        <table:table-row table:style-name="ro1">
          <table:table-cell table:style-name="ce44" office:value-type="string" calcext:value-type="string">
            <text:p>00001_20150421135456.cap</text:p>
          </table:table-cell>
          <table:table-cell table:style-name="ce51" office:value-type="float" office:value="95806099" calcext:value-type="float">
            <text:p>95 806 099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]/[.C6]" office:value-type="float" office:value="191.612198" calcext:value-type="float">
            <text:p>191,61</text:p>
          </table:table-cell>
          <table:table-cell table:style-name="ce46" office:value-type="float" office:value="39" calcext:value-type="float">
            <text:p>39</text:p>
          </table:table-cell>
          <table:table-cell table:style-name="ce46" table:formula="of:=[.C6]/[.E6]" office:value-type="float" office:value="12820.5128205128" calcext:value-type="float">
            <text:p>12820,5128205128</text:p>
          </table:table-cell>
          <table:table-cell table:number-columns-repeated="1018"/>
        </table:table-row>
        <table:table-row table:style-name="ro1">
          <table:table-cell table:style-name="ce44" office:value-type="string" calcext:value-type="string">
            <text:p>00002_20150421153149.cap</text:p>
          </table:table-cell>
          <table:table-cell table:style-name="ce51" office:value-type="float" office:value="95858806" calcext:value-type="float">
            <text:p>95 858 80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]/[.C7]" office:value-type="float" office:value="191.717612" calcext:value-type="float">
            <text:p>191,72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[.C7]/[.E7]" office:value-type="float" office:value="13888.8888888889" calcext:value-type="float">
            <text:p>13888,8888888889</text:p>
          </table:table-cell>
          <table:table-cell table:number-columns-repeated="5"/>
          <table:table-cell table:style-name="ce57" office:value-type="string" calcext:value-type="string">
            <text:p>Packet sum</text:p>
          </table:table-cell>
          <table:table-cell table:number-columns-repeated="1012"/>
        </table:table-row>
        <table:table-row table:style-name="ro1">
          <table:table-cell table:style-name="ce44" office:value-type="string" calcext:value-type="string">
            <text:p>00003_20150421170839.cap</text:p>
          </table:table-cell>
          <table:table-cell table:style-name="ce51" office:value-type="float" office:value="95804731" calcext:value-type="float">
            <text:p>95 804 73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]/[.C8]" office:value-type="float" office:value="191.609462" calcext:value-type="float">
            <text:p>191,61</text:p>
          </table:table-cell>
          <table:table-cell table:style-name="ce46" office:value-type="float" office:value="32" calcext:value-type="float">
            <text:p>32</text:p>
          </table:table-cell>
          <table:table-cell table:style-name="ce46" table:formula="of:=[.C8]/[.E8]" office:value-type="float" office:value="15625" calcext:value-type="float">
            <text:p>15625</text:p>
          </table:table-cell>
          <table:table-cell table:number-columns-repeated="5"/>
          <table:table-cell table:style-name="ce59" table:formula="of:=SUM([.C5:.C106])" office:value-type="float" office:value="50851631" calcext:value-type="float">
            <text:p>50 851 631</text:p>
          </table:table-cell>
          <table:table-cell table:number-columns-repeated="1012"/>
        </table:table-row>
        <table:table-row table:style-name="ro1">
          <table:table-cell table:style-name="ce44" office:value-type="string" calcext:value-type="string">
            <text:p>00004_20150421184241.cap</text:p>
          </table:table-cell>
          <table:table-cell table:style-name="ce51" office:value-type="float" office:value="95831946" calcext:value-type="float">
            <text:p>95 831 94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]/[.C9]" office:value-type="float" office:value="191.663892" calcext:value-type="float">
            <text:p>191,66</text:p>
          </table:table-cell>
          <table:table-cell table:style-name="ce46" office:value-type="float" office:value="34" calcext:value-type="float">
            <text:p>34</text:p>
          </table:table-cell>
          <table:table-cell table:style-name="ce46" table:formula="of:=[.C9]/[.E9]" office:value-type="float" office:value="14705.8823529412" calcext:value-type="float">
            <text:p>14705,8823529412</text:p>
          </table:table-cell>
          <table:table-cell table:number-columns-repeated="1018"/>
        </table:table-row>
        <table:table-row table:style-name="ro1">
          <table:table-cell table:style-name="ce44" office:value-type="string" calcext:value-type="string">
            <text:p>00005_20150421201655.cap</text:p>
          </table:table-cell>
          <table:table-cell table:style-name="ce51" office:value-type="float" office:value="95717636" calcext:value-type="float">
            <text:p>95 717 63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0]/[.C10]" office:value-type="float" office:value="191.435272" calcext:value-type="float">
            <text:p>191,44</text:p>
          </table:table-cell>
          <table:table-cell table:style-name="ce46" office:value-type="float" office:value="34" calcext:value-type="float">
            <text:p>34</text:p>
          </table:table-cell>
          <table:table-cell table:style-name="ce46" table:formula="of:=[.C10]/[.E10]" office:value-type="float" office:value="14705.8823529412" calcext:value-type="float">
            <text:p>14705,8823529412</text:p>
          </table:table-cell>
          <table:table-cell table:number-columns-repeated="5"/>
          <table:table-cell table:style-name="ce57" office:value-type="string" calcext:value-type="string">
            <text:p>Packet/s AVG time (s)</text:p>
          </table:table-cell>
          <table:table-cell table:number-columns-repeated="1012"/>
        </table:table-row>
        <table:table-row table:style-name="ro1">
          <table:table-cell table:style-name="ce44" office:value-type="string" calcext:value-type="string">
            <text:p>00006_20150421215224.cap</text:p>
          </table:table-cell>
          <table:table-cell table:style-name="ce51" office:value-type="float" office:value="95835021" calcext:value-type="float">
            <text:p>95 835 02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1]/[.C11]" office:value-type="float" office:value="191.670042" calcext:value-type="float">
            <text:p>191,67</text:p>
          </table:table-cell>
          <table:table-cell table:style-name="ce46" office:value-type="float" office:value="33" calcext:value-type="float">
            <text:p>33</text:p>
          </table:table-cell>
          <table:table-cell table:style-name="ce46" table:formula="of:=[.C11]/[.E11]" office:value-type="float" office:value="15151.5151515152" calcext:value-type="float">
            <text:p>15151,5151515152</text:p>
          </table:table-cell>
          <table:table-cell table:number-columns-repeated="5"/>
          <table:table-cell table:style-name="ce47" table:formula="of:=AVERAGEA([.F5:.F106])" office:value-type="float" office:value="20853.0822888329" calcext:value-type="float">
            <text:p>20853,0822888329</text:p>
          </table:table-cell>
          <table:table-cell table:number-columns-repeated="1012"/>
        </table:table-row>
        <table:table-row table:style-name="ro1">
          <table:table-cell table:style-name="ce44" office:value-type="string" calcext:value-type="string">
            <text:p>00007_20150422063358.cap</text:p>
          </table:table-cell>
          <table:table-cell table:style-name="ce51" office:value-type="float" office:value="95751991" calcext:value-type="float">
            <text:p>95 751 99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2]/[.C12]" office:value-type="float" office:value="191.503982" calcext:value-type="float">
            <text:p>191,50</text:p>
          </table:table-cell>
          <table:table-cell table:style-name="ce46" office:value-type="float" office:value="32" calcext:value-type="float">
            <text:p>32</text:p>
          </table:table-cell>
          <table:table-cell table:style-name="ce46" table:formula="of:=[.C12]/[.E12]" office:value-type="float" office:value="15625" calcext:value-type="float">
            <text:p>15625</text:p>
          </table:table-cell>
          <table:table-cell table:number-columns-repeated="1018"/>
        </table:table-row>
        <table:table-row table:style-name="ro1">
          <table:table-cell table:style-name="ce44" office:value-type="string" calcext:value-type="string">
            <text:p>00008_20150422081005.cap</text:p>
          </table:table-cell>
          <table:table-cell table:style-name="ce51" office:value-type="float" office:value="95783362" calcext:value-type="float">
            <text:p>95 783 362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3]/[.C13]" office:value-type="float" office:value="191.566724" calcext:value-type="float">
            <text:p>191,57</text:p>
          </table:table-cell>
          <table:table-cell table:style-name="ce46" office:value-type="float" office:value="33" calcext:value-type="float">
            <text:p>33</text:p>
          </table:table-cell>
          <table:table-cell table:style-name="ce46" table:formula="of:=[.C13]/[.E13]" office:value-type="float" office:value="15151.5151515152" calcext:value-type="float">
            <text:p>15151,5151515152</text:p>
          </table:table-cell>
          <table:table-cell table:number-columns-repeated="5"/>
          <table:table-cell table:style-name="ce60" office:value-type="string" calcext:value-type="string">
            <text:p>Process time (s)</text:p>
          </table:table-cell>
          <table:table-cell table:number-columns-repeated="1012"/>
        </table:table-row>
        <table:table-row table:style-name="ro1">
          <table:table-cell table:style-name="ce45" office:value-type="string" calcext:value-type="string">
            <text:p>00009_20150422094425.cap</text:p>
          </table:table-cell>
          <table:table-cell table:style-name="ce51" office:value-type="float" office:value="95883508" calcext:value-type="float">
            <text:p>95 883 50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4]/[.C14]" office:value-type="float" office:value="191.767016" calcext:value-type="float">
            <text:p>191,77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14]/[.E14]" office:value-type="float" office:value="20833.3333333333" calcext:value-type="float">
            <text:p>20833,3333333333</text:p>
          </table:table-cell>
          <table:table-cell table:number-columns-repeated="5"/>
          <table:table-cell table:style-name="ce47" table:formula="of:=SUM([.E5:.E106])" office:value-type="float" office:value="2516" calcext:value-type="float">
            <text:p>2516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00010_20150422111834.cap</text:p>
          </table:table-cell>
          <table:table-cell table:style-name="ce51" office:value-type="float" office:value="95823448" calcext:value-type="float">
            <text:p>95 823 44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5]/[.C15]" office:value-type="float" office:value="191.646896" calcext:value-type="float">
            <text:p>191,65</text:p>
          </table:table-cell>
          <table:table-cell table:style-name="ce46" office:value-type="float" office:value="27" calcext:value-type="float">
            <text:p>27</text:p>
          </table:table-cell>
          <table:table-cell table:style-name="ce46" table:formula="of:=[.C15]/[.E15]" office:value-type="float" office:value="18518.5185185185" calcext:value-type="float">
            <text:p>18518,5185185185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11_20150422125713.cap</text:p>
          </table:table-cell>
          <table:table-cell table:style-name="ce51" office:value-type="float" office:value="95818589" calcext:value-type="float">
            <text:p>95 818 589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6]/[.C16]" office:value-type="float" office:value="191.637178" calcext:value-type="float">
            <text:p>191,64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16]/[.E16]" office:value-type="float" office:value="23809.5238095238" calcext:value-type="float">
            <text:p>23809,5238095238</text:p>
          </table:table-cell>
          <table:table-cell table:number-columns-repeated="5"/>
          <table:table-cell table:style-name="ce60" office:value-type="string" calcext:value-type="string">
            <text:p>File process time (s)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00012_20150422143344.cap</text:p>
          </table:table-cell>
          <table:table-cell table:style-name="ce51" office:value-type="float" office:value="95759175" calcext:value-type="float">
            <text:p>95 759 175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7]/[.C17]" office:value-type="float" office:value="191.51835" calcext:value-type="float">
            <text:p>191,52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17]/[.E17]" office:value-type="float" office:value="22727.2727272727" calcext:value-type="float">
            <text:p>22727,2727272727</text:p>
          </table:table-cell>
          <table:table-cell table:number-columns-repeated="5"/>
          <table:table-cell table:style-name="ce47" table:formula="of:=[.L14]/102" office:value-type="float" office:value="24.6666666666667" calcext:value-type="float">
            <text:p>24,6666666666667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00013_20150422160848.cap</text:p>
          </table:table-cell>
          <table:table-cell table:style-name="ce51" office:value-type="float" office:value="95876439" calcext:value-type="float">
            <text:p>95 876 439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8]/[.C18]" office:value-type="float" office:value="191.752878" calcext:value-type="float">
            <text:p>191,75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18]/[.E18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14_20150422174444.cap</text:p>
          </table:table-cell>
          <table:table-cell table:style-name="ce51" office:value-type="float" office:value="95829535" calcext:value-type="float">
            <text:p>95 829 535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9]/[.C19]" office:value-type="float" office:value="191.65907" calcext:value-type="float">
            <text:p>191,66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19]/[.E19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15_20150422191809.cap</text:p>
          </table:table-cell>
          <table:table-cell table:style-name="ce51" office:value-type="float" office:value="95796943" calcext:value-type="float">
            <text:p>95 796 94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0]/[.C20]" office:value-type="float" office:value="191.593886" calcext:value-type="float">
            <text:p>191,59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20]/[.E20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16_20150422205528.cap</text:p>
          </table:table-cell>
          <table:table-cell table:style-name="ce51" office:value-type="float" office:value="95685466" calcext:value-type="float">
            <text:p>95 685 46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1]/[.C21]" office:value-type="float" office:value="191.370932" calcext:value-type="float">
            <text:p>191,37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21]/[.E21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17_20150422222842.cap</text:p>
          </table:table-cell>
          <table:table-cell table:style-name="ce51" office:value-type="float" office:value="95708916" calcext:value-type="float">
            <text:p>95 708 91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2]/[.C22]" office:value-type="float" office:value="191.417832" calcext:value-type="float">
            <text:p>191,42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22]/[.E22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18_20150423000156.cap</text:p>
          </table:table-cell>
          <table:table-cell table:style-name="ce51" office:value-type="float" office:value="95803070" calcext:value-type="float">
            <text:p>95 803 07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3]/[.C23]" office:value-type="float" office:value="191.60614" calcext:value-type="float">
            <text:p>191,61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23]/[.E23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19_20150423013710.cap</text:p>
          </table:table-cell>
          <table:table-cell table:style-name="ce51" office:value-type="float" office:value="95802651" calcext:value-type="float">
            <text:p>95 802 65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4]/[.C24]" office:value-type="float" office:value="191.605302" calcext:value-type="float">
            <text:p>191,61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24]/[.E24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0_20150423031027.cap</text:p>
          </table:table-cell>
          <table:table-cell table:style-name="ce51" office:value-type="float" office:value="95622380" calcext:value-type="float">
            <text:p>95 622 38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5]/[.C25]" office:value-type="float" office:value="191.24476" calcext:value-type="float">
            <text:p>191,24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25]/[.E25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1_20150423044408.cap</text:p>
          </table:table-cell>
          <table:table-cell table:style-name="ce51" office:value-type="float" office:value="95753452" calcext:value-type="float">
            <text:p>95 753 452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6]/[.C26]" office:value-type="float" office:value="191.506904" calcext:value-type="float">
            <text:p>191,51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26]/[.E26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2_20150423061741.cap</text:p>
          </table:table-cell>
          <table:table-cell table:style-name="ce51" office:value-type="float" office:value="95932534" calcext:value-type="float">
            <text:p>95 932 53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7]/[.C27]" office:value-type="float" office:value="191.865068" calcext:value-type="float">
            <text:p>191,87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27]/[.E27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3_20150423075101.cap</text:p>
          </table:table-cell>
          <table:table-cell table:style-name="ce51" office:value-type="float" office:value="95941193" calcext:value-type="float">
            <text:p>95 941 19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8]/[.C28]" office:value-type="float" office:value="191.882386" calcext:value-type="float">
            <text:p>191,88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28]/[.E28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4_20150423092626.cap</text:p>
          </table:table-cell>
          <table:table-cell table:style-name="ce51" office:value-type="float" office:value="95366566" calcext:value-type="float">
            <text:p>95 366 56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29]/[.C29]" office:value-type="float" office:value="190.733132" calcext:value-type="float">
            <text:p>190,73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29]/[.E29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5_20150423110449.cap</text:p>
          </table:table-cell>
          <table:table-cell table:style-name="ce51" office:value-type="float" office:value="109666255" calcext:value-type="float">
            <text:p>109 666 255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0]/[.C30]" office:value-type="float" office:value="219.33251" calcext:value-type="float">
            <text:p>219,33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30]/[.E30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6_20150426033314.cap</text:p>
          </table:table-cell>
          <table:table-cell table:style-name="ce51" office:value-type="float" office:value="111164928" calcext:value-type="float">
            <text:p>111 164 92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1]/[.C31]" office:value-type="float" office:value="222.329856" calcext:value-type="float">
            <text:p>222,33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31]/[.E31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7_20150428154946.cap</text:p>
          </table:table-cell>
          <table:table-cell table:style-name="ce51" office:value-type="float" office:value="126030611" calcext:value-type="float">
            <text:p>126 030 61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2]/[.C32]" office:value-type="float" office:value="252.061222" calcext:value-type="float">
            <text:p>252,06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32]/[.E32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8_20150507215957.cap</text:p>
          </table:table-cell>
          <table:table-cell table:style-name="ce51" office:value-type="float" office:value="90956436" calcext:value-type="float">
            <text:p>90 956 43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3]/[.C33]" office:value-type="float" office:value="181.912872" calcext:value-type="float">
            <text:p>181,91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33]/[.E33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29_20150509035842.cap</text:p>
          </table:table-cell>
          <table:table-cell table:style-name="ce51" office:value-type="float" office:value="122418798" calcext:value-type="float">
            <text:p>122 418 79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4]/[.C34]" office:value-type="float" office:value="244.837596" calcext:value-type="float">
            <text:p>244,84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34]/[.E34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0_20150512120718.cap</text:p>
          </table:table-cell>
          <table:table-cell table:style-name="ce51" office:value-type="float" office:value="245722681" calcext:value-type="float">
            <text:p>245 722 68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5]/[.C35]" office:value-type="float" office:value="491.445362" calcext:value-type="float">
            <text:p>491,45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[.C35]/[.E35]" office:value-type="float" office:value="17857.1428571429" calcext:value-type="float">
            <text:p>17857,1428571429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1_20150514132945.cap</text:p>
          </table:table-cell>
          <table:table-cell table:style-name="ce51" office:value-type="float" office:value="107832997" calcext:value-type="float">
            <text:p>107 832 997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6]/[.C36]" office:value-type="float" office:value="215.665994" calcext:value-type="float">
            <text:p>215,67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36]/[.E36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2_20150517100954.cap</text:p>
          </table:table-cell>
          <table:table-cell table:style-name="ce51" office:value-type="float" office:value="82511212" calcext:value-type="float">
            <text:p>82 511 212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7]/[.C37]" office:value-type="float" office:value="165.022424" calcext:value-type="float">
            <text:p>165,02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37]/[.E37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3_20150519010341.cap</text:p>
          </table:table-cell>
          <table:table-cell table:style-name="ce51" office:value-type="float" office:value="99396146" calcext:value-type="float">
            <text:p>99 396 14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8]/[.C38]" office:value-type="float" office:value="198.792292" calcext:value-type="float">
            <text:p>198,79</text:p>
          </table:table-cell>
          <table:table-cell table:style-name="ce46" office:value-type="float" office:value="26" calcext:value-type="float">
            <text:p>26</text:p>
          </table:table-cell>
          <table:table-cell table:style-name="ce46" table:formula="of:=[.C38]/[.E38]" office:value-type="float" office:value="19230.7692307692" calcext:value-type="float">
            <text:p>19230,769230769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4_20150521013723.cap</text:p>
          </table:table-cell>
          <table:table-cell table:style-name="ce51" office:value-type="float" office:value="86448326" calcext:value-type="float">
            <text:p>86 448 32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39]/[.C39]" office:value-type="float" office:value="172.896652" calcext:value-type="float">
            <text:p>172,90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39]/[.E39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5_20150523151214.cap</text:p>
          </table:table-cell>
          <table:table-cell table:style-name="ce51" office:value-type="float" office:value="69929499" calcext:value-type="float">
            <text:p>69 929 499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0]/[.C40]" office:value-type="float" office:value="139.858998" calcext:value-type="float">
            <text:p>139,86</text:p>
          </table:table-cell>
          <table:table-cell table:style-name="ce46" office:value-type="float" office:value="26" calcext:value-type="float">
            <text:p>26</text:p>
          </table:table-cell>
          <table:table-cell table:style-name="ce46" table:formula="of:=[.C40]/[.E40]" office:value-type="float" office:value="19230.7692307692" calcext:value-type="float">
            <text:p>19230,769230769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6_20150525101628.cap</text:p>
          </table:table-cell>
          <table:table-cell table:style-name="ce51" office:value-type="float" office:value="69939538" calcext:value-type="float">
            <text:p>69 939 53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1]/[.C41]" office:value-type="float" office:value="139.879076" calcext:value-type="float">
            <text:p>139,8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41]/[.E41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7_20150527052220.cap</text:p>
          </table:table-cell>
          <table:table-cell table:style-name="ce51" office:value-type="float" office:value="69934497" calcext:value-type="float">
            <text:p>69 934 497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2]/[.C42]" office:value-type="float" office:value="139.868994" calcext:value-type="float">
            <text:p>139,87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42]/[.E42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8_20150529002616.cap</text:p>
          </table:table-cell>
          <table:table-cell table:style-name="ce51" office:value-type="float" office:value="69936203" calcext:value-type="float">
            <text:p>69 936 20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3]/[.C43]" office:value-type="float" office:value="139.872406" calcext:value-type="float">
            <text:p>139,87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43]/[.E43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39_20150530193046.cap</text:p>
          </table:table-cell>
          <table:table-cell table:style-name="ce51" office:value-type="float" office:value="69970313" calcext:value-type="float">
            <text:p>69 970 31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4]/[.C44]" office:value-type="float" office:value="139.940626" calcext:value-type="float">
            <text:p>139,94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44]/[.E44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0_20150601144038.cap</text:p>
          </table:table-cell>
          <table:table-cell table:style-name="ce51" office:value-type="float" office:value="69940096" calcext:value-type="float">
            <text:p>69 940 09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5]/[.C45]" office:value-type="float" office:value="139.880192" calcext:value-type="float">
            <text:p>139,88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45]/[.E45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1_20150603094527.cap</text:p>
          </table:table-cell>
          <table:table-cell table:style-name="ce51" office:value-type="float" office:value="69931107" calcext:value-type="float">
            <text:p>69 931 107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6]/[.C46]" office:value-type="float" office:value="139.862214" calcext:value-type="float">
            <text:p>139,86</text:p>
          </table:table-cell>
          <table:table-cell table:style-name="ce46" office:value-type="float" office:value="19" calcext:value-type="float">
            <text:p>19</text:p>
          </table:table-cell>
          <table:table-cell table:style-name="ce46" table:formula="of:=[.C46]/[.E46]" office:value-type="float" office:value="26315.7894736842" calcext:value-type="float">
            <text:p>26315,789473684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2_20150605045007.cap</text:p>
          </table:table-cell>
          <table:table-cell table:style-name="ce51" office:value-type="float" office:value="69937712" calcext:value-type="float">
            <text:p>69 937 712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7]/[.C47]" office:value-type="float" office:value="139.875424" calcext:value-type="float">
            <text:p>139,88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47]/[.E47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3_20150606235449.cap</text:p>
          </table:table-cell>
          <table:table-cell table:style-name="ce51" office:value-type="float" office:value="69972723" calcext:value-type="float">
            <text:p>69 972 72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8]/[.C48]" office:value-type="float" office:value="139.945446" calcext:value-type="float">
            <text:p>139,95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48]/[.E48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4_20150608190519.cap</text:p>
          </table:table-cell>
          <table:table-cell table:style-name="ce51" office:value-type="float" office:value="77575286" calcext:value-type="float">
            <text:p>77 575 28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49]/[.C49]" office:value-type="float" office:value="155.150572" calcext:value-type="float">
            <text:p>155,15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49]/[.E49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5_20150611031812.cap</text:p>
          </table:table-cell>
          <table:table-cell table:style-name="ce51" office:value-type="float" office:value="84198846" calcext:value-type="float">
            <text:p>84 198 84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0]/[.C50]" office:value-type="float" office:value="168.397692" calcext:value-type="float">
            <text:p>168,40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50]/[.E50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6_20150613225816.cap</text:p>
          </table:table-cell>
          <table:table-cell table:style-name="ce51" office:value-type="float" office:value="69905384" calcext:value-type="float">
            <text:p>69 905 38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1]/[.C51]" office:value-type="float" office:value="139.810768" calcext:value-type="float">
            <text:p>139,81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51]/[.E51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7_20150615180251.cap</text:p>
          </table:table-cell>
          <table:table-cell table:style-name="ce51" office:value-type="float" office:value="69909786" calcext:value-type="float">
            <text:p>69 909 78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2]/[.C52]" office:value-type="float" office:value="139.819572" calcext:value-type="float">
            <text:p>139,82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52]/[.E52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8_20150617130703.cap</text:p>
          </table:table-cell>
          <table:table-cell table:style-name="ce51" office:value-type="float" office:value="69919169" calcext:value-type="float">
            <text:p>69 919 169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3]/[.C53]" office:value-type="float" office:value="139.838338" calcext:value-type="float">
            <text:p>139,84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53]/[.E53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49_20150619081334.cap</text:p>
          </table:table-cell>
          <table:table-cell table:style-name="ce51" office:value-type="float" office:value="69901238" calcext:value-type="float">
            <text:p>69 901 23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4]/[.C54]" office:value-type="float" office:value="139.802476" calcext:value-type="float">
            <text:p>139,80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54]/[.E54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0_20150621031754.cap</text:p>
          </table:table-cell>
          <table:table-cell table:style-name="ce51" office:value-type="float" office:value="93464633" calcext:value-type="float">
            <text:p>93 464 63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5]/[.C55]" office:value-type="float" office:value="186.929266" calcext:value-type="float">
            <text:p>186,93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55]/[.E55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1_20150625080919.cap</text:p>
          </table:table-cell>
          <table:table-cell table:style-name="ce51" office:value-type="float" office:value="104525166" calcext:value-type="float">
            <text:p>104 525 16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6]/[.C56]" office:value-type="float" office:value="209.050332" calcext:value-type="float">
            <text:p>209,05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56]/[.E56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2_20150629193952.cap</text:p>
          </table:table-cell>
          <table:table-cell table:style-name="ce51" office:value-type="float" office:value="69951861" calcext:value-type="float">
            <text:p>69 951 86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7]/[.C57]" office:value-type="float" office:value="139.903722" calcext:value-type="float">
            <text:p>139,90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57]/[.E57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3_20150701145004.cap</text:p>
          </table:table-cell>
          <table:table-cell table:style-name="ce51" office:value-type="float" office:value="69915198" calcext:value-type="float">
            <text:p>69 915 19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8]/[.C58]" office:value-type="float" office:value="139.830396" calcext:value-type="float">
            <text:p>139,83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58]/[.E58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4_20150703095345.cap</text:p>
          </table:table-cell>
          <table:table-cell table:style-name="ce51" office:value-type="float" office:value="69916773" calcext:value-type="float">
            <text:p>69 916 77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59]/[.C59]" office:value-type="float" office:value="139.833546" calcext:value-type="float">
            <text:p>139,83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59]/[.E59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5_20150705045741.cap</text:p>
          </table:table-cell>
          <table:table-cell table:style-name="ce51" office:value-type="float" office:value="69922018" calcext:value-type="float">
            <text:p>69 922 01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0]/[.C60]" office:value-type="float" office:value="139.844036" calcext:value-type="float">
            <text:p>139,84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60]/[.E60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6_20150707000238.cap</text:p>
          </table:table-cell>
          <table:table-cell table:style-name="ce51" office:value-type="float" office:value="94901338" calcext:value-type="float">
            <text:p>94 901 33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1]/[.C61]" office:value-type="float" office:value="189.802676" calcext:value-type="float">
            <text:p>189,80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61]/[.E61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7_20150710051119.cap</text:p>
          </table:table-cell>
          <table:table-cell table:style-name="ce51" office:value-type="float" office:value="114297440" calcext:value-type="float">
            <text:p>114 297 44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2]/[.C62]" office:value-type="float" office:value="228.59488" calcext:value-type="float">
            <text:p>228,59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62]/[.E62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8_20150714025042.cap</text:p>
          </table:table-cell>
          <table:table-cell table:style-name="ce51" office:value-type="float" office:value="107262171" calcext:value-type="float">
            <text:p>107 262 17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3]/[.C63]" office:value-type="float" office:value="214.524342" calcext:value-type="float">
            <text:p>214,52</text:p>
          </table:table-cell>
          <table:table-cell table:style-name="ce46" office:value-type="float" office:value="19" calcext:value-type="float">
            <text:p>19</text:p>
          </table:table-cell>
          <table:table-cell table:style-name="ce46" table:formula="of:=[.C63]/[.E63]" office:value-type="float" office:value="26315.7894736842" calcext:value-type="float">
            <text:p>26315,789473684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59_20150717063929.cap</text:p>
          </table:table-cell>
          <table:table-cell table:style-name="ce51" office:value-type="float" office:value="114737314" calcext:value-type="float">
            <text:p>114 737 31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4]/[.C64]" office:value-type="float" office:value="229.474628" calcext:value-type="float">
            <text:p>229,47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64]/[.E64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0_20150721015935.cap</text:p>
          </table:table-cell>
          <table:table-cell table:style-name="ce51" office:value-type="float" office:value="99686925" calcext:value-type="float">
            <text:p>99 686 925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5]/[.C65]" office:value-type="float" office:value="199.37385" calcext:value-type="float">
            <text:p>199,37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65]/[.E65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1_20150723021627.cap</text:p>
          </table:table-cell>
          <table:table-cell table:style-name="ce51" office:value-type="float" office:value="105947634" calcext:value-type="float">
            <text:p>105 947 63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6]/[.C66]" office:value-type="float" office:value="211.895268" calcext:value-type="float">
            <text:p>211,90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66]/[.E66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2_20150725112419.cap</text:p>
          </table:table-cell>
          <table:table-cell table:style-name="ce51" office:value-type="float" office:value="112424850" calcext:value-type="float">
            <text:p>112 424 85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7]/[.C67]" office:value-type="float" office:value="224.8497" calcext:value-type="float">
            <text:p>224,85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67]/[.E67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3_20150728175149.cap</text:p>
          </table:table-cell>
          <table:table-cell table:style-name="ce51" office:value-type="float" office:value="103454867" calcext:value-type="float">
            <text:p>103 454 867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8]/[.C68]" office:value-type="float" office:value="206.909734" calcext:value-type="float">
            <text:p>206,91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68]/[.E68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4_20150730202110.cap</text:p>
          </table:table-cell>
          <table:table-cell table:style-name="ce51" office:value-type="float" office:value="105195383" calcext:value-type="float">
            <text:p>105 195 38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69]/[.C69]" office:value-type="float" office:value="210.390766" calcext:value-type="float">
            <text:p>210,39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69]/[.E69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5_20150802060904.cap</text:p>
          </table:table-cell>
          <table:table-cell table:style-name="ce51" office:value-type="float" office:value="103821763" calcext:value-type="float">
            <text:p>103 821 76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0]/[.C70]" office:value-type="float" office:value="207.643526" calcext:value-type="float">
            <text:p>207,64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70]/[.E70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6_20150804140310.cap</text:p>
          </table:table-cell>
          <table:table-cell table:style-name="ce51" office:value-type="float" office:value="91035050" calcext:value-type="float">
            <text:p>91 035 05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1]/[.C71]" office:value-type="float" office:value="182.0701" calcext:value-type="float">
            <text:p>182,07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71]/[.E71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7_20150805165341.cap</text:p>
          </table:table-cell>
          <table:table-cell table:style-name="ce51" office:value-type="float" office:value="99498163" calcext:value-type="float">
            <text:p>99 498 16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2]/[.C72]" office:value-type="float" office:value="198.996326" calcext:value-type="float">
            <text:p>199,00</text:p>
          </table:table-cell>
          <table:table-cell table:style-name="ce46" office:value-type="float" office:value="26" calcext:value-type="float">
            <text:p>26</text:p>
          </table:table-cell>
          <table:table-cell table:style-name="ce46" table:formula="of:=[.C72]/[.E72]" office:value-type="float" office:value="19230.7692307692" calcext:value-type="float">
            <text:p>19230,769230769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8_20150807125157.cap</text:p>
          </table:table-cell>
          <table:table-cell table:style-name="ce51" office:value-type="float" office:value="102292773" calcext:value-type="float">
            <text:p>102 292 77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3]/[.C73]" office:value-type="float" office:value="204.585546" calcext:value-type="float">
            <text:p>204,59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73]/[.E73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69_20150809112821.cap</text:p>
          </table:table-cell>
          <table:table-cell table:style-name="ce51" office:value-type="float" office:value="98777448" calcext:value-type="float">
            <text:p>98 777 44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4]/[.C74]" office:value-type="float" office:value="197.554896" calcext:value-type="float">
            <text:p>197,55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74]/[.E74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0_20150811000849.cap</text:p>
          </table:table-cell>
          <table:table-cell table:style-name="ce51" office:value-type="float" office:value="92426745" calcext:value-type="float">
            <text:p>92 426 745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5]/[.C75]" office:value-type="float" office:value="184.85349" calcext:value-type="float">
            <text:p>184,85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75]/[.E75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1_20150812034936.cap</text:p>
          </table:table-cell>
          <table:table-cell table:style-name="ce51" office:value-type="float" office:value="105949676" calcext:value-type="float">
            <text:p>105 949 67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6]/[.C76]" office:value-type="float" office:value="211.899352" calcext:value-type="float">
            <text:p>211,90</text:p>
          </table:table-cell>
          <table:table-cell table:style-name="ce46" office:value-type="float" office:value="30" calcext:value-type="float">
            <text:p>30</text:p>
          </table:table-cell>
          <table:table-cell table:style-name="ce46" table:formula="of:=[.C76]/[.E76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2_20150814111246.cap</text:p>
          </table:table-cell>
          <table:table-cell table:style-name="ce51" office:value-type="float" office:value="99195546" calcext:value-type="float">
            <text:p>99 195 54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7]/[.C77]" office:value-type="float" office:value="198.391092" calcext:value-type="float">
            <text:p>198,39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77]/[.E77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3_20150815211946.cap</text:p>
          </table:table-cell>
          <table:table-cell table:style-name="ce51" office:value-type="float" office:value="100381998" calcext:value-type="float">
            <text:p>100 381 99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8]/[.C78]" office:value-type="float" office:value="200.763996" calcext:value-type="float">
            <text:p>200,76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78]/[.E78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4_20150817164817.cap</text:p>
          </table:table-cell>
          <table:table-cell table:style-name="ce51" office:value-type="float" office:value="101379736" calcext:value-type="float">
            <text:p>101 379 73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79]/[.C79]" office:value-type="float" office:value="202.759472" calcext:value-type="float">
            <text:p>202,76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79]/[.E79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5_20150819094423.cap</text:p>
          </table:table-cell>
          <table:table-cell table:style-name="ce51" office:value-type="float" office:value="97241294" calcext:value-type="float">
            <text:p>97 241 29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0]/[.C80]" office:value-type="float" office:value="194.482588" calcext:value-type="float">
            <text:p>194,48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80]/[.E80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6_20150820155511.cap</text:p>
          </table:table-cell>
          <table:table-cell table:style-name="ce51" office:value-type="float" office:value="90319402" calcext:value-type="float">
            <text:p>90 319 402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1]/[.C81]" office:value-type="float" office:value="180.638804" calcext:value-type="float">
            <text:p>180,64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formula="of:=[.C81]/[.E81]" office:value-type="float" office:value="21739.1304347826" calcext:value-type="float">
            <text:p>21739,1304347826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7_20150821150607.cap</text:p>
          </table:table-cell>
          <table:table-cell table:style-name="ce51" office:value-type="float" office:value="90642493" calcext:value-type="float">
            <text:p>90 642 49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2]/[.C82]" office:value-type="float" office:value="181.284986" calcext:value-type="float">
            <text:p>181,28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82]/[.E82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8_20150822103348.cap</text:p>
          </table:table-cell>
          <table:table-cell table:style-name="ce51" office:value-type="float" office:value="97537714" calcext:value-type="float">
            <text:p>97 537 71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3]/[.C83]" office:value-type="float" office:value="195.075428" calcext:value-type="float">
            <text:p>195,08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83]/[.E83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79_20150823205729.cap</text:p>
          </table:table-cell>
          <table:table-cell table:style-name="ce51" office:value-type="float" office:value="98884601" calcext:value-type="float">
            <text:p>98 884 601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4]/[.C84]" office:value-type="float" office:value="197.769202" calcext:value-type="float">
            <text:p>197,77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84]/[.E84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0_20150825093737.cap</text:p>
          </table:table-cell>
          <table:table-cell table:style-name="ce51" office:value-type="float" office:value="91902456" calcext:value-type="float">
            <text:p>91 902 45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5]/[.C85]" office:value-type="float" office:value="183.804912" calcext:value-type="float">
            <text:p>183,80</text:p>
          </table:table-cell>
          <table:table-cell table:style-name="ce46" office:value-type="float" office:value="19" calcext:value-type="float">
            <text:p>19</text:p>
          </table:table-cell>
          <table:table-cell table:style-name="ce46" table:formula="of:=[.C85]/[.E85]" office:value-type="float" office:value="26315.7894736842" calcext:value-type="float">
            <text:p>26315,789473684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1_20150826071714.cap</text:p>
          </table:table-cell>
          <table:table-cell table:style-name="ce51" office:value-type="float" office:value="99851880" calcext:value-type="float">
            <text:p>99 851 88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6]/[.C86]" office:value-type="float" office:value="199.70376" calcext:value-type="float">
            <text:p>199,70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formula="of:=[.C86]/[.E86]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2_20150828024744.cap</text:p>
          </table:table-cell>
          <table:table-cell table:style-name="ce51" office:value-type="float" office:value="97182369" calcext:value-type="float">
            <text:p>97 182 369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7]/[.C87]" office:value-type="float" office:value="194.364738" calcext:value-type="float">
            <text:p>194,36</text:p>
          </table:table-cell>
          <table:table-cell table:style-name="ce46" office:value-type="float" office:value="22" calcext:value-type="float">
            <text:p>22</text:p>
          </table:table-cell>
          <table:table-cell table:style-name="ce46" table:formula="of:=[.C87]/[.E87]" office:value-type="float" office:value="22727.2727272727" calcext:value-type="float">
            <text:p>22727,272727272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3_20150829144424.cap</text:p>
          </table:table-cell>
          <table:table-cell table:style-name="ce51" office:value-type="float" office:value="111682088" calcext:value-type="float">
            <text:p>111 682 08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8]/[.C88]" office:value-type="float" office:value="223.364176" calcext:value-type="float">
            <text:p>223,36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88]/[.E88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4_20150901195110.cap</text:p>
          </table:table-cell>
          <table:table-cell table:style-name="ce51" office:value-type="float" office:value="97228019" calcext:value-type="float">
            <text:p>97 228 019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89]/[.C89]" office:value-type="float" office:value="194.456038" calcext:value-type="float">
            <text:p>194,46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89]/[.E89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5_20150903163645.cap</text:p>
          </table:table-cell>
          <table:table-cell table:style-name="ce51" office:value-type="float" office:value="116928690" calcext:value-type="float">
            <text:p>116 928 69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0]/[.C90]" office:value-type="float" office:value="233.85738" calcext:value-type="float">
            <text:p>233,86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90]/[.E90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6_20150907160533.cap</text:p>
          </table:table-cell>
          <table:table-cell table:style-name="ce51" office:value-type="float" office:value="238350844" calcext:value-type="float">
            <text:p>238 350 84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1]/[.C91]" office:value-type="float" office:value="476.701688" calcext:value-type="float">
            <text:p>476,70</text:p>
          </table:table-cell>
          <table:table-cell table:style-name="ce46" office:value-type="float" office:value="29" calcext:value-type="float">
            <text:p>29</text:p>
          </table:table-cell>
          <table:table-cell table:style-name="ce46" table:formula="of:=[.C91]/[.E91]" office:value-type="float" office:value="17241.3793103448" calcext:value-type="float">
            <text:p>17241,379310344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7_20150911231543.cap</text:p>
          </table:table-cell>
          <table:table-cell table:style-name="ce51" office:value-type="float" office:value="119463297" calcext:value-type="float">
            <text:p>119 463 297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2]/[.C92]" office:value-type="float" office:value="238.926594" calcext:value-type="float">
            <text:p>238,93</text:p>
          </table:table-cell>
          <table:table-cell table:style-name="ce46" office:value-type="float" office:value="21" calcext:value-type="float">
            <text:p>21</text:p>
          </table:table-cell>
          <table:table-cell table:style-name="ce46" table:formula="of:=[.C92]/[.E92]" office:value-type="float" office:value="23809.5238095238" calcext:value-type="float">
            <text:p>23809,523809523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8_20150916140709.cap</text:p>
          </table:table-cell>
          <table:table-cell table:style-name="ce51" office:value-type="float" office:value="189803147" calcext:value-type="float">
            <text:p>189 803 147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3]/[.C93]" office:value-type="float" office:value="379.606294" calcext:value-type="float">
            <text:p>379,61</text:p>
          </table:table-cell>
          <table:table-cell table:style-name="ce46" office:value-type="float" office:value="26" calcext:value-type="float">
            <text:p>26</text:p>
          </table:table-cell>
          <table:table-cell table:style-name="ce46" table:formula="of:=[.C93]/[.E93]" office:value-type="float" office:value="19230.7692307692" calcext:value-type="float">
            <text:p>19230,769230769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89_20150919102102.cap</text:p>
          </table:table-cell>
          <table:table-cell table:style-name="ce51" office:value-type="float" office:value="233229533" calcext:value-type="float">
            <text:p>233 229 533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4]/[.C94]" office:value-type="float" office:value="466.459066" calcext:value-type="float">
            <text:p>466,46</text:p>
          </table:table-cell>
          <table:table-cell table:style-name="ce46" office:value-type="float" office:value="29" calcext:value-type="float">
            <text:p>29</text:p>
          </table:table-cell>
          <table:table-cell table:style-name="ce46" table:formula="of:=[.C94]/[.E94]" office:value-type="float" office:value="17241.3793103448" calcext:value-type="float">
            <text:p>17241,3793103448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0_20150924014129.cap</text:p>
          </table:table-cell>
          <table:table-cell table:style-name="ce51" office:value-type="float" office:value="218441522" calcext:value-type="float">
            <text:p>218 441 522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5]/[.C95]" office:value-type="float" office:value="436.883044" calcext:value-type="float">
            <text:p>436,88</text:p>
          </table:table-cell>
          <table:table-cell table:style-name="ce46" office:value-type="float" office:value="30" calcext:value-type="float">
            <text:p>30</text:p>
          </table:table-cell>
          <table:table-cell table:style-name="ce46" table:formula="of:=[.C95]/[.E95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1_20150926111839.cap</text:p>
          </table:table-cell>
          <table:table-cell table:style-name="ce51" office:value-type="float" office:value="216072658" calcext:value-type="float">
            <text:p>216 072 65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6]/[.C96]" office:value-type="float" office:value="432.145316" calcext:value-type="float">
            <text:p>432,15</text:p>
          </table:table-cell>
          <table:table-cell table:style-name="ce46" office:value-type="float" office:value="32" calcext:value-type="float">
            <text:p>32</text:p>
          </table:table-cell>
          <table:table-cell table:style-name="ce46" table:formula="of:=[.C96]/[.E96]" office:value-type="float" office:value="15625" calcext:value-type="float">
            <text:p>15625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2_20150929153928.cap</text:p>
          </table:table-cell>
          <table:table-cell table:style-name="ce51" office:value-type="float" office:value="134970172" calcext:value-type="float">
            <text:p>134 970 172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7]/[.C97]" office:value-type="float" office:value="269.940344" calcext:value-type="float">
            <text:p>269,94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[.C97]/[.E97]" office:value-type="float" office:value="17857.1428571429" calcext:value-type="float">
            <text:p>17857,1428571429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3_20151005000758.cap</text:p>
          </table:table-cell>
          <table:table-cell table:style-name="ce51" office:value-type="float" office:value="107431604" calcext:value-type="float">
            <text:p>107 431 60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8]/[.C98]" office:value-type="float" office:value="214.863208" calcext:value-type="float">
            <text:p>214,86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[.C98]/[.E98]" office:value-type="float" office:value="20833.3333333333" calcext:value-type="float">
            <text:p>20833,333333333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4_20151009184528.cap</text:p>
          </table:table-cell>
          <table:table-cell table:style-name="ce51" office:value-type="float" office:value="113652706" calcext:value-type="float">
            <text:p>113 652 70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99]/[.C99]" office:value-type="float" office:value="227.305412" calcext:value-type="float">
            <text:p>227,31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[.C99]/[.E99]" office:value-type="float" office:value="20000" calcext:value-type="float">
            <text:p>20000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5_20151015011034.cap</text:p>
          </table:table-cell>
          <table:table-cell table:style-name="ce51" office:value-type="float" office:value="158672195" calcext:value-type="float">
            <text:p>158 672 195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00]/[.C100]" office:value-type="float" office:value="317.34439" calcext:value-type="float">
            <text:p>317,34</text:p>
          </table:table-cell>
          <table:table-cell table:style-name="ce46" office:value-type="float" office:value="27" calcext:value-type="float">
            <text:p>27</text:p>
          </table:table-cell>
          <table:table-cell table:style-name="ce46" table:formula="of:=[.C100]/[.E100]" office:value-type="float" office:value="18518.5185185185" calcext:value-type="float">
            <text:p>18518,5185185185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6_20151021223922.cap</text:p>
          </table:table-cell>
          <table:table-cell table:style-name="ce51" office:value-type="float" office:value="283750086" calcext:value-type="float">
            <text:p>283 750 086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01]/[.C101]" office:value-type="float" office:value="567.500172" calcext:value-type="float">
            <text:p>567,50</text:p>
          </table:table-cell>
          <table:table-cell table:style-name="ce46" office:value-type="float" office:value="34" calcext:value-type="float">
            <text:p>34</text:p>
          </table:table-cell>
          <table:table-cell table:style-name="ce46" table:formula="of:=[.C101]/[.E101]" office:value-type="float" office:value="14705.8823529412" calcext:value-type="float">
            <text:p>14705,8823529412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7_20151103133033.cap</text:p>
          </table:table-cell>
          <table:table-cell table:style-name="ce51" office:value-type="float" office:value="206954008" calcext:value-type="float">
            <text:p>206 954 008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02]/[.C102]" office:value-type="float" office:value="413.908016" calcext:value-type="float">
            <text:p>413,91</text:p>
          </table:table-cell>
          <table:table-cell table:style-name="ce46" office:value-type="float" office:value="30" calcext:value-type="float">
            <text:p>30</text:p>
          </table:table-cell>
          <table:table-cell table:style-name="ce46" table:formula="of:=[.C102]/[.E102]" office:value-type="float" office:value="16666.6666666667" calcext:value-type="float">
            <text:p>16666,6666666667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8_20151122161242.cap</text:p>
          </table:table-cell>
          <table:table-cell table:style-name="ce51" office:value-type="float" office:value="206952024" calcext:value-type="float">
            <text:p>206 952 024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03]/[.C103]" office:value-type="float" office:value="413.904048" calcext:value-type="float">
            <text:p>413,9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[.C103]/[.E103]" office:value-type="float" office:value="14285.7142857143" calcext:value-type="float">
            <text:p>14285,7142857143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099_20151211185234.cap</text:p>
          </table:table-cell>
          <table:table-cell table:style-name="ce51" office:value-type="float" office:value="206960360" calcext:value-type="float">
            <text:p>206 960 36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04]/[.C104]" office:value-type="float" office:value="413.92072" calcext:value-type="float">
            <text:p>413,92</text:p>
          </table:table-cell>
          <table:table-cell table:style-name="ce46" office:value-type="float" office:value="27" calcext:value-type="float">
            <text:p>27</text:p>
          </table:table-cell>
          <table:table-cell table:style-name="ce46" table:formula="of:=[.C104]/[.E104]" office:value-type="float" office:value="18518.5185185185" calcext:value-type="float">
            <text:p>18518,5185185185</text:p>
          </table:table-cell>
          <table:table-cell table:number-columns-repeated="1018"/>
        </table:table-row>
        <table:table-row table:style-name="ro1">
          <table:table-cell table:style-name="ce46" office:value-type="string" calcext:value-type="string">
            <text:p>00100_20151230213514.cap</text:p>
          </table:table-cell>
          <table:table-cell table:style-name="ce51" office:value-type="float" office:value="206968130" calcext:value-type="float">
            <text:p>206 968 130</text:p>
          </table:table-cell>
          <table:table-cell table:style-name="ce51" office:value-type="float" office:value="500000" calcext:value-type="float">
            <text:p>500 000</text:p>
          </table:table-cell>
          <table:table-cell table:style-name="ce55" table:formula="of:=[.B105]/[.C105]" office:value-type="float" office:value="413.93626" calcext:value-type="float">
            <text:p>413,94</text:p>
          </table:table-cell>
          <table:table-cell table:style-name="ce46" office:value-type="float" office:value="26" calcext:value-type="float">
            <text:p>26</text:p>
          </table:table-cell>
          <table:table-cell table:style-name="ce46" table:formula="of:=[.C105]/[.E105]" office:value-type="float" office:value="19230.7692307692" calcext:value-type="float">
            <text:p>19230,7692307692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00101_20160119001814.cap</text:p>
          </table:table-cell>
          <table:table-cell table:style-name="ce52" office:value-type="float" office:value="145543574" calcext:value-type="float">
            <text:p>145 543 574</text:p>
          </table:table-cell>
          <table:table-cell table:style-name="ce52" office:value-type="float" office:value="351631" calcext:value-type="float">
            <text:p>351 631</text:p>
          </table:table-cell>
          <table:table-cell table:style-name="ce56" table:formula="of:=[.B106]/[.C106]" office:value-type="float" office:value="413.909962432209" calcext:value-type="float">
            <text:p>413,91</text:p>
          </table:table-cell>
          <table:table-cell table:style-name="ce47" office:value-type="float" office:value="17" calcext:value-type="float">
            <text:p>17</text:p>
          </table:table-cell>
          <table:table-cell table:style-name="ce47" table:formula="of:=[.C106]/[.E106]" office:value-type="float" office:value="20684.1764705882" calcext:value-type="float">
            <text:p>20684,1764705882</text:p>
          </table:table-cell>
          <table:table-cell table:number-columns-repeated="1018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shadow="none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.00.0000</text:date>, <text:time style:data-style-name="N2" text:time-value="17:56:50.30808621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SavePcap_5f_BigData" style:display-name="PageStyle_SavePcap_Big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Josefik</meta:initial-creator>
    <meta:creation-date>2018-01-04T22:05:47</meta:creation-date>
    <dc:date>2018-12-21T17:57:13.624642118</dc:date>
    <meta:generator>LibreOffice/6.0.5.2$Linux_X86_64 LibreOffice_project/00m0$Build-2</meta:generator>
    <meta:editing-duration>PT32S</meta:editing-duration>
    <meta:editing-cycles>2</meta:editing-cycles>
    <meta:document-statistic meta:table-count="1" meta:cell-count="6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